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BoldItalic" svg:font-family="Times-BoldItalic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44pt" fo:language="fr" fo:country="FR" fo:font-weight="bold" officeooo:rsid="00018746" officeooo:paragraph-rsid="00018746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style:font-name="Calibri" fo:font-size="20pt" fo:language="fr" fo:country="FR" fo:font-style="italic" style:text-underline-style="solid" style:text-underline-width="auto" style:text-underline-color="font-color" fo:font-weight="bold" officeooo:rsid="00018746" officeooo:paragraph-rsid="00018746" style:font-size-asian="17.5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Calibri" fo:font-size="20pt" fo:language="fr" fo:country="FR" fo:font-style="normal" style:text-underline-style="solid" style:text-underline-width="auto" style:text-underline-color="font-color" fo:font-weight="bold" officeooo:rsid="00018746" officeooo:paragraph-rsid="00018746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style:font-name="Calibri" fo:font-size="20pt" fo:language="fr" fo:country="FR" fo:font-style="normal" style:text-underline-style="solid" style:text-underline-width="auto" style:text-underline-color="font-color" fo:font-weight="bold" officeooo:rsid="00018746" officeooo:paragraph-rsid="00027d43" style:font-size-asian="17.5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9933" style:font-name="Calibri" fo:font-size="16pt" fo:language="fr" fo:country="FR" fo:font-style="italic" style:text-underline-style="none" fo:font-weight="bold" officeooo:rsid="00018746" officeooo:paragraph-rsid="00018746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9933" style:font-name="Calibri" fo:font-size="16pt" fo:language="fr" fo:country="FR" fo:font-style="italic" style:text-underline-style="none" fo:font-weight="bold" officeooo:rsid="00018746" officeooo:paragraph-rsid="00027d43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9933" style:font-name="Calibri" fo:font-size="16pt" fo:language="fr" fo:country="FR" fo:font-style="italic" style:text-underline-style="none" fo:font-weight="bold" officeooo:rsid="00018746" officeooo:paragraph-rsid="00027d43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officeooo:rsid="00027d43"/>
    </style:style>
    <style:style style:name="T2" style:family="text">
      <style:text-properties style:font-name="Times-Roman" fo:font-size="11pt" style:font-size-asian="11pt"/>
    </style:style>
    <style:style style:name="T3" style:family="text">
      <style:text-properties style:font-name="Times-Bold" fo:font-size="13.5pt" style:font-size-asian="13.5pt"/>
    </style:style>
    <style:style style:name="T4" style:family="text">
      <style:text-properties style:font-name="Times-BoldItalic" fo:font-size="12pt" style:font-size-asian="12pt"/>
    </style:style>
    <style:style style:name="T5" style:family="text">
      <style:text-properties style:font-name="Times-Italic" fo:font-size="9pt" style:font-size-asian="9pt"/>
    </style:style>
    <style:style style:name="T6" style:family="text">
      <style:text-properties style:font-name="Times-Italic" fo:font-size="11pt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hodes de Calcul</text:p>
      <text:p text:style-name="P2"/>
      <text:p text:style-name="P3">I – Comment faire les opérations classiques ?</text:p>
      <text:p text:style-name="P5">A) L’addition</text:p>
      <text:p text:style-name="P5"/>
      <text:p text:style-name="P5">B) La soustraction</text:p>
      <text:p text:style-name="P5"/>
      <text:p text:style-name="P5">C) La multiplication</text:p>
      <text:p text:style-name="P5"/>
      <text:p text:style-name="P5">D) La division</text:p>
      <text:p text:style-name="P5"/>
      <text:p text:style-name="P6"><text:span text:style-name="T1">E</text:span>) <text:span text:style-name="T1">La racine carrée</text:span></text:p>
      <text:p text:style-name="P6"/>
      <text:p text:style-name="P4">I<text:span text:style-name="T1">I</text:span> – <text:span text:style-name="T1">Critères de divisibilité</text:span> ?</text:p>
      <text:p text:style-name="P6">A) <text:span text:style-name="T1">Par 2</text:span></text:p>
      <text:p text:style-name="P6"><text:span text:style-name="T2">Un nombre est divisible par 2 s'il se termine par un chiffre pair.</text:span></text:p>
      <text:p text:style-name="P6"><text:span text:style-name="T3"/></text:p>
      <text:p text:style-name="P6"><text:span text:style-name="T3">Critère de divisibilité par 2</text:span><text:span text:style-name="T4">n</text:span></text:p>
      <text:p text:style-name="P6"><text:span text:style-name="T2">Un nombre est divisible par 2</text:span><text:span text:style-name="T5">n </text:span><text:span text:style-name="T2">si les </text:span><text:span text:style-name="T6">n </text:span><text:span text:style-name="T2">derniers chiffres de celui-ci forment un nombre divisible par 2</text:span><text:span text:style-name="T5">n</text:span><text:span text:style-name="T2">.</text:span></text:p>
      <text:p text:style-name="P6"/>
      <text:p text:style-name="P6">B) <text:span text:style-name="T1">Par 3</text:span></text:p>
      <text:p text:style-name="P6"><text:span text:style-name="T2">Un nombre est divisible par 3 si la somme de ses chiffres est divisible par 3.</text:span></text:p>
      <text:p text:style-name="P6"><text:span text:style-name="T3">Critère de divisibilité par 3</text:span><text:span text:style-name="T4">n</text:span></text:p>
      <text:p text:style-name="P8"><text:span text:style-name="T2">On regroupe les chiffres d'un nombre en partant de la droite n par n.</text:span></text:p>
      <text:p text:style-name="P6"><text:span text:style-name="T2">Le nombre est alors divisible par 3</text:span><text:span text:style-name="T5">n </text:span><text:span text:style-name="T2">si la somme de ces groupes est divisible par 3</text:span><text:span text:style-name="T5">n</text:span><text:span text:style-name="T2">.</text:span></text:p>
      <text:p text:style-name="P6"><text:span text:style-name="T2"/></text:p>
      <text:p text:style-name="P6">C) <text:span text:style-name="T1">Par 4</text:span></text:p>
      <text:p text:style-name="P6"><text:span text:style-name="T2">Un nombre est divisible par 4 si le nombre formé par ses deux derniers chiffres est divisible par 4.</text:span></text:p>
      <text:p text:style-name="P6"><text:span text:style-name="T2"/></text:p>
      <text:p text:style-name="P6">D) <text:span text:style-name="T1">Par 5</text:span></text:p>
      <text:p text:style-name="P6"><text:span text:style-name="T2">Un nombre est divisible par 5 s'il se termine par 0 ou 5.</text:span></text:p>
      <text:p text:style-name="P6"><text:span text:style-name="T2"/></text:p>
      <text:p text:style-name="P6"><text:span text:style-name="T1">E</text:span>) <text:span text:style-name="T1">Par 7</text:span></text:p>
      <text:p text:style-name="P6"/>
      <text:p text:style-name="P6"><text:span text:style-name="T1">F</text:span>) <text:span text:style-name="T1">Par 9</text:span></text:p>
      <text:p text:style-name="P6"/>
      <text:p text:style-name="P6"><text:soft-page-break/><text:span text:style-name="T1">G</text:span>) <text:span text:style-name="T1">Par 11</text:span></text:p>
      <text:p text:style-name="P6"/>
      <text:p text:style-name="P6"><text:span text:style-name="T1">H</text:span>) <text:span text:style-name="T1">Par 13</text:span></text:p>
      <text:p text:style-name="P6"/>
      <text:p text:style-name="P6"><text:span text:style-name="T1">I</text:span>) <text:span text:style-name="T1">Par 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BoldItalic" svg:font-family="Times-BoldItalic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0.6.3$Windows_x86 LibreOffice_project/490fc03b25318460cfc54456516ea2519c11d1aa</meta:generator>
    <dc:date>2020-02-29T01:55:49.966000000</dc:date>
    <meta:editing-duration>PT40M41S</meta:editing-duration>
    <meta:editing-cycles>2</meta:editing-cycles>
    <meta:document-statistic meta:table-count="0" meta:image-count="0" meta:object-count="0" meta:page-count="2" meta:paragraph-count="26" meta:word-count="178" meta:character-count="873" meta:non-whitespace-character-count="719"/>
  </office:meta>
</office:document-meta>
</file>